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9A2305FCE609EFBE0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5.65cm" fo:min-width="13.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0.95cm" fo:min-width="2.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0.45cm" fo:min-width="5.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1.15cm" fo:min-width="4.7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0.25cm" fo:min-width="1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0.25cm" fo:min-width="0.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12.15cm" fo:min-width="13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2.85cm" fo:min-width="11.1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2.85cm" fo:min-width="2.2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2.85cm" fo:min-width="2.7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8.05cm" fo:min-width="11.1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11.45cm" fo:min-width="11.1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72bf44" draw:marker-start-width="0.5cm" draw:marker-end-width="0.5cm" draw:fill="none" draw:fill-color="#ffffff" draw:textarea-horizontal-align="justify" draw:textarea-vertical-align="middle" draw:auto-grow-height="false" fo:min-height="6.05cm" fo:min-width="13.8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72bf44" draw:marker-start-width="0.5cm" draw:marker-end-width="0.5cm" draw:fill="none" draw:fill-color="#ffffff" draw:textarea-horizontal-align="justify" draw:textarea-vertical-align="middle" draw:auto-grow-height="false" fo:min-height="3.55cm" fo:min-width="12.3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72bf44" draw:marker-start-width="0.5cm" draw:marker-end-width="0.5cm" draw:fill="none" draw:fill-color="#ffffff" draw:textarea-horizontal-align="justify" draw:textarea-vertical-align="middle" draw:auto-grow-height="false" fo:min-height="3.55cm" fo:min-width="5.2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72bf44" draw:marker-start-width="0.5cm" draw:marker-end-width="0.5cm" draw:fill="none" draw:fill-color="#ffffff" draw:textarea-horizontal-align="justify" draw:textarea-vertical-align="middle" draw:auto-grow-height="false" fo:min-height="1.25cm" fo:min-width="11.2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04e4d" draw:marker-start-width="0.5cm" draw:marker-end-width="0.5cm" draw:fill="none" draw:fill-color="#ffffff" draw:textarea-horizontal-align="justify" draw:textarea-vertical-align="middle" draw:auto-grow-height="false" fo:min-height="2.35cm" fo:min-width="13.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04e4d" draw:marker-start-width="0.5cm" draw:marker-end-width="0.5cm" draw:fill="none" draw:fill-color="#ffffff" draw:textarea-horizontal-align="justify" draw:textarea-vertical-align="middle" draw:auto-grow-height="false" fo:min-height="2.35cm" fo:min-width="1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04e4d" draw:marker-start-width="0.5cm" draw:marker-end-width="0.5cm" draw:fill="none" draw:fill-color="#ffffff" draw:textarea-horizontal-align="justify" draw:textarea-vertical-align="middle" draw:auto-grow-height="false" fo:min-height="2.35cm" fo:min-width="3.2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04e4d" draw:marker-start-width="0.5cm" draw:marker-end-width="0.5cm" draw:fill="none" draw:fill-color="#ffffff" draw:textarea-horizontal-align="justify" draw:textarea-vertical-align="middle" draw:auto-grow-height="false" fo:min-height="0.95cm" fo:min-width="2.3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4.05cm" fo:min-width="11.1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3.45cm" fo:min-width="3.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4.377cm" svg:height="27.699cm" svg:x="3.311cm" svg:y="1cm">
          <draw:image xlink:href="Pictures/1000000000000500000009A2305FCE609EFBE0AA.png" xlink:type="simple" xlink:show="embed" xlink:actuate="onLoad">
            <text:p/>
          </draw:image>
        </draw:frame>
        <draw:custom-shape draw:style-name="gr2" draw:text-style-name="P2" draw:layer="layout" svg:width="14.4cm" svg:height="6cm" svg:x="3.3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3cm" svg:x="5.3cm" svg:y="1.4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0.8cm" svg:x="9.9cm" svg:y="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cm" svg:height="1.5cm" svg:x="10.1cm" svg:y="3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cm" svg:height="0.6cm" svg:x="10.6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cm" svg:height="0.6cm" svg:x="16.4cm" svg:y="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cm" svg:height="0.6cm" svg:x="3.8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.4cm" svg:height="12.5cm" svg:x="3.3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.7cm" svg:height="3.2cm" svg:x="4.8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cm" svg:height="3.2cm" svg:x="4.8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cm" svg:height="3.2cm" svg:x="7.6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cm" svg:height="3.2cm" svg:x="10.4cm" svg:y="7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3cm" svg:height="3.2cm" svg:x="13.2cm" svg:y="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7cm" svg:height="8.4cm" svg:x="4.8cm" svg:y="10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1.7cm" svg:height="11.8cm" svg:x="4.8cm" svg:y="7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4.4cm" svg:height="6.4cm" svg:x="3.3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2.9cm" svg:height="3.9cm" svg:x="4.4cm" svg:y="19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8cm" svg:height="3.9cm" svg:x="4.4cm" svg:y="1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1.8cm" svg:height="1.6cm" svg:x="4.5cm" svg:y="24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4.4cm" svg:height="2.7cm" svg:x="3.3cm" svg:y="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cm" svg:height="2.7cm" svg:x="4.9cm" svg:y="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cm" svg:height="2.7cm" svg:x="6.9cm" svg:y="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cm" svg:height="2.7cm" svg:x="9.4cm" svg:y="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9cm" svg:height="1.3cm" svg:x="13.5cm" svg:y="26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1.7cm" svg:height="4.4cm" svg:x="4.8cm" svg:y="10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7cm" svg:height="8.4cm" svg:x="4.8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4cm" svg:height="3.8cm" svg:x="5.9cm" svg:y="3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6T17:56:03.610000000</dc:date>
    <meta:editing-duration>PT11M4S</meta:editing-duration>
    <meta:editing-cycles>2</meta:editing-cycles>
    <meta:generator>LibreOffice/6.0.3.2$Windows_x86 LibreOffice_project/8f48d515416608e3a835360314dac7e47fd0b821</meta:generator>
    <meta:document-statistic meta:object-count="28"/>
  </office:meta>
</office:document-meta>
</file>